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eca14" officeooo:paragraph-rsid="001eca14"/>
    </style:style>
    <style:style style:name="P2" style:family="paragraph" style:parent-style-name="Standard">
      <style:text-properties fo:color="#0099ff" fo:font-style="italic" officeooo:rsid="001eca14" officeooo:paragraph-rsid="001eca14" style:font-style-asian="italic" style:font-style-complex="italic"/>
    </style:style>
    <style:style style:name="P3" style:family="paragraph" style:parent-style-name="Standard" style:list-style-name="L1">
      <style:text-properties fo:color="#0099ff" fo:font-style="italic" officeooo:rsid="001eca14" officeooo:paragraph-rsid="001eca14" style:font-style-asian="italic" style:font-style-complex="italic"/>
    </style:style>
    <style:style style:name="P4" style:family="paragraph" style:parent-style-name="Standard" style:list-style-name="L3">
      <style:text-properties fo:color="#0099ff" fo:font-style="italic" officeooo:rsid="001eca14" officeooo:paragraph-rsid="001eca14" style:font-style-asian="italic" style:font-style-complex="italic"/>
    </style:style>
    <style:style style:name="P5" style:family="paragraph" style:parent-style-name="Standard" style:list-style-name="L2">
      <style:text-properties fo:color="#0099ff" officeooo:rsid="001eca14" officeooo:paragraph-rsid="001eca1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ST TITLE</text:h>
      <text:h text:style-name="Heading_20_2" text:outline-level="2">Purpose</text:h>
      <text:p text:style-name="P2">Description of the intended purpose of the test case. <text:s/>Purpose may also describe the cause/need of the test case, such as, describing a specific high availability failover cause.</text:p>
      <text:h text:style-name="Heading_20_2" text:outline-level="2">References</text:h>
      <text:p text:style-name="P2">Pointer to specific reference in standard, architecture, or other documentation.</text:p>
      <text:h text:style-name="Heading_20_2" text:outline-level="2">Test Setup</text:h>
      <text:list xml:id="list4853909766048672767" text:style-name="L1">
        <text:list-item>
          <text:p text:style-name="P3">List of equipment or software specific to this test case.</text:p>
        </text:list-item>
        <text:list-item>
          <text:p text:style-name="P3">List of steps required to prepare the devices / network for testing. </text:p>
        </text:list-item>
        <text:list-item>
          <text:p text:style-name="P3">These steps need to be performed only once.</text:p>
        </text:list-item>
      </text:list>
      <text:h text:style-name="Heading_20_2" text:outline-level="2">Method of Procedure</text:h>
      <text:list xml:id="list5146999911738063312" text:style-name="L2">
        <text:list-item>
          <text:p text:style-name="P5">List of steps to perform the actual test case</text:p>
        </text:list-item>
        <text:list-item>
          <text:p text:style-name="P5">These steps might be performed multiple times, if a retest is required.</text:p>
        </text:list-item>
      </text:list>
      <text:h text:style-name="Heading_20_2" text:outline-level="2">Expected Results</text:h>
      <text:list xml:id="list6369945635885623406" text:style-name="L3">
        <text:list-item>
          <text:p text:style-name="P4">List of specific results expected from the procedure. <text:s/></text:p>
        </text:list-item>
        <text:list-item>
          <text:p text:style-name="P4">These results / test metrics are used to indicate the pass/fail status for the test case.</text:p>
        </text:list-item>
        <text:list-item>
          <text:p text:style-name="P4">To pass a test case, it all individual metrics would be expected to “pass.”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eca14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3:48:49.952157291</meta:creation-date>
    <dc:date>2016-02-24T13:52:11.200668497</dc:date>
    <meta:editing-duration>PT3M21S</meta:editing-duration>
    <meta:editing-cycles>1</meta:editing-cycles>
    <meta:document-statistic meta:table-count="0" meta:image-count="0" meta:object-count="0" meta:page-count="1" meta:paragraph-count="16" meta:word-count="146" meta:character-count="850" meta:non-whitespace-character-count="724"/>
    <meta:generator>LibreOffice/5.1.0.3$Linux_X86_64 LibreOffice_project/10m0$Build-3</meta:generator>
  </office:meta>
</office:document-meta>
</file>